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eta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nlo-Regular" svg:font-family="Menlo-Regular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rsid="000fb677" officeooo:paragraph-rsid="000fb677"/>
    </style:style>
    <style:style style:name="P2" style:family="paragraph" style:parent-style-name="Standard">
      <style:text-properties officeooo:rsid="000ff232" officeooo:paragraph-rsid="0011fedb"/>
    </style:style>
    <style:style style:name="P3" style:family="paragraph" style:parent-style-name="Standard">
      <style:text-properties fo:font-weight="bold" officeooo:rsid="00132565" officeooo:paragraph-rsid="00132565" style:font-weight-asian="bold" style:font-weight-complex="bold"/>
    </style:style>
    <style:style style:name="P4" style:family="paragraph" style:parent-style-name="Standard">
      <style:text-properties fo:font-weight="bold" officeooo:rsid="0015be34" officeooo:paragraph-rsid="0015be34" style:font-weight-asian="bold" style:font-weight-complex="bold"/>
    </style:style>
    <style:style style:name="P5" style:family="paragraph" style:parent-style-name="Standard">
      <style:text-properties fo:font-weight="bold" officeooo:rsid="00181365" officeooo:paragraph-rsid="0018318c" style:font-weight-asian="bold" style:font-weight-complex="bold"/>
    </style:style>
    <style:style style:name="P6" style:family="paragraph" style:parent-style-name="Standard">
      <style:text-properties fo:font-weight="bold" officeooo:rsid="0018e1de" officeooo:paragraph-rsid="0018e1de" style:font-weight-asian="bold" style:font-weight-complex="bold"/>
    </style:style>
    <style:style style:name="P7" style:family="paragraph" style:parent-style-name="Standard">
      <style:text-properties fo:font-weight="bold" officeooo:rsid="00165c7a" officeooo:paragraph-rsid="00165c7a" style:font-weight-asian="bold" style:font-weight-complex="bold"/>
    </style:style>
    <style:style style:name="P8" style:family="paragraph" style:parent-style-name="Standard">
      <style:text-properties fo:font-weight="bold" officeooo:rsid="0018318c" officeooo:paragraph-rsid="0018318c" style:font-weight-asian="bold" style:font-weight-complex="bold"/>
    </style:style>
    <style:style style:name="P9" style:family="paragraph" style:parent-style-name="Standard">
      <style:text-properties fo:font-weight="bold" officeooo:rsid="001d1bd9" officeooo:paragraph-rsid="001d1bd9" style:font-weight-asian="bold" style:font-weight-complex="bold"/>
    </style:style>
    <style:style style:name="P10" style:family="paragraph" style:parent-style-name="Standard">
      <style:text-properties fo:font-weight="bold" officeooo:rsid="00244ad9" officeooo:paragraph-rsid="00244ad9" style:font-weight-asian="bold" style:font-weight-complex="bold"/>
    </style:style>
    <style:style style:name="P11" style:family="paragraph" style:parent-style-name="Standard">
      <style:text-properties fo:font-weight="bold" officeooo:rsid="00244ad9" officeooo:paragraph-rsid="002655c1" style:font-weight-asian="bold" style:font-weight-complex="bold"/>
    </style:style>
    <style:style style:name="P12" style:family="paragraph" style:parent-style-name="Standard">
      <style:text-properties fo:font-weight="bold" officeooo:rsid="00244ad9" officeooo:paragraph-rsid="00268e0b" style:font-weight-asian="bold" style:font-weight-complex="bold"/>
    </style:style>
    <style:style style:name="P13" style:family="paragraph" style:parent-style-name="Standard">
      <style:text-properties fo:font-weight="bold" officeooo:rsid="002186a2" officeooo:paragraph-rsid="00220bbf" style:font-weight-asian="bold" style:font-weight-complex="bold"/>
    </style:style>
    <style:style style:name="P14" style:family="paragraph" style:parent-style-name="Standard">
      <style:text-properties fo:font-weight="bold" officeooo:rsid="00268e0b" officeooo:paragraph-rsid="00268e0b" style:font-weight-asian="bold" style:font-weight-complex="bold"/>
    </style:style>
    <style:style style:name="P15" style:family="paragraph" style:parent-style-name="Standard">
      <style:paragraph-properties fo:text-align="center" style:justify-single-word="false"/>
      <style:text-properties fo:font-size="20pt" fo:font-weight="bold" officeooo:rsid="000fb677" officeooo:paragraph-rsid="000fb677" fo:background-color="#ffff00" style:font-size-asian="20pt" style:font-weight-asian="bold" style:font-size-complex="20pt" style:font-weight-complex="bold"/>
    </style:style>
    <style:style style:name="P16" style:family="paragraph" style:parent-style-name="Standard">
      <style:text-properties officeooo:rsid="00132565" officeooo:paragraph-rsid="00132565"/>
    </style:style>
    <style:style style:name="P17" style:family="paragraph" style:parent-style-name="Standard">
      <style:text-properties officeooo:rsid="001485a1" officeooo:paragraph-rsid="001485a1"/>
    </style:style>
    <style:style style:name="P18" style:family="paragraph" style:parent-style-name="Standard">
      <style:text-properties fo:font-weight="normal" officeooo:rsid="00165c7a" officeooo:paragraph-rsid="00165c7a" style:font-weight-asian="normal" style:font-weight-complex="normal"/>
    </style:style>
    <style:style style:name="P19" style:family="paragraph" style:parent-style-name="Standard">
      <style:text-properties fo:font-weight="normal" officeooo:rsid="0018e1de" officeooo:paragraph-rsid="0018e1de" style:font-weight-asian="normal" style:font-weight-complex="normal"/>
    </style:style>
    <style:style style:name="P20" style:family="paragraph" style:parent-style-name="Standard">
      <style:text-properties fo:font-weight="normal" officeooo:rsid="0018318c" officeooo:paragraph-rsid="0018318c" style:font-weight-asian="normal" style:font-weight-complex="normal"/>
    </style:style>
    <style:style style:name="P21" style:family="paragraph" style:parent-style-name="Standard">
      <style:text-properties fo:font-weight="normal" officeooo:rsid="00181365" officeooo:paragraph-rsid="0018318c" style:font-weight-asian="normal" style:font-weight-complex="normal"/>
    </style:style>
    <style:style style:name="P22" style:family="paragraph" style:parent-style-name="Standard">
      <style:text-properties fo:font-weight="normal" officeooo:rsid="002186a2" officeooo:paragraph-rsid="00220bbf" style:font-weight-asian="normal" style:font-weight-complex="normal"/>
    </style:style>
    <style:style style:name="P23" style:family="paragraph" style:parent-style-name="Standard">
      <style:text-properties fo:font-weight="normal" officeooo:rsid="00220bbf" officeooo:paragraph-rsid="00220bbf" style:font-weight-asian="normal" style:font-weight-complex="normal"/>
    </style:style>
    <style:style style:name="P24" style:family="paragraph" style:parent-style-name="Standard">
      <style:text-properties fo:font-weight="normal" officeooo:rsid="0024c514" officeooo:paragraph-rsid="0024c514" style:font-weight-asian="normal" style:font-weight-complex="normal"/>
    </style:style>
    <style:style style:name="P25" style:family="paragraph" style:parent-style-name="Standard">
      <style:text-properties fo:font-weight="normal" officeooo:rsid="00268e0b" officeooo:paragraph-rsid="00268e0b" style:font-weight-asian="normal" style:font-weight-complex="normal"/>
    </style:style>
    <style:style style:name="P26" style:family="paragraph" style:parent-style-name="Standard">
      <style:text-properties fo:font-size="8pt" fo:font-weight="normal" officeooo:rsid="0018e1de" officeooo:paragraph-rsid="0018e1de" style:font-size-asian="8pt" style:font-weight-asian="normal" style:font-size-complex="8pt" style:font-weight-complex="normal"/>
    </style:style>
    <style:style style:name="P27" style:family="paragraph" style:parent-style-name="Standard">
      <style:text-properties fo:font-size="12pt" fo:font-weight="bold" officeooo:rsid="002394bd" officeooo:paragraph-rsid="002394bd" fo:background-color="#ffff00" style:font-size-asian="12pt" style:font-weight-asian="bold" style:font-size-complex="12pt" style:font-weight-complex="bold"/>
    </style:style>
    <style:style style:name="P28" style:family="paragraph" style:parent-style-name="Standard">
      <style:text-properties fo:font-weight="bold" officeooo:rsid="001d1bd9" officeooo:paragraph-rsid="001d1bd9" style:font-weight-asian="bold" style:font-weight-complex="bold"/>
    </style:style>
    <style:style style:name="P29" style:family="paragraph" style:parent-style-name="Standard">
      <style:text-properties fo:font-weight="bold" officeooo:rsid="00268e0b" officeooo:paragraph-rsid="00288628" style:font-weight-asian="bold" style:font-weight-complex="bold"/>
    </style:style>
    <style:style style:name="P30" style:family="paragraph" style:parent-style-name="Standard">
      <style:text-properties fo:font-weight="bold" officeooo:rsid="00268e0b" officeooo:paragraph-rsid="002a7017" style:font-weight-asian="bold" style:font-weight-complex="bold"/>
    </style:style>
    <style:style style:name="P31" style:family="paragraph" style:parent-style-name="Standard">
      <style:text-properties fo:font-weight="bold" officeooo:rsid="00244ad9" officeooo:paragraph-rsid="00268e0b" style:font-weight-asian="bold" style:font-weight-complex="bold"/>
    </style:style>
    <style:style style:name="P32" style:family="paragraph" style:parent-style-name="Standard">
      <style:text-properties fo:font-weight="bold" officeooo:rsid="002c6fc0" officeooo:paragraph-rsid="002c6fc0" style:font-weight-asian="bold" style:font-weight-complex="bold"/>
    </style:style>
    <style:style style:name="P33" style:family="paragraph" style:parent-style-name="Standard">
      <style:text-properties fo:font-weight="bold" officeooo:rsid="002186a2" officeooo:paragraph-rsid="0024ff0f" style:font-weight-asian="bold" style:font-weight-complex="bold"/>
    </style:style>
    <style:style style:name="P34" style:family="paragraph" style:parent-style-name="Standard">
      <style:text-properties fo:font-weight="bold" officeooo:rsid="002186a2" officeooo:paragraph-rsid="002c6fc0" style:font-weight-asian="bold" style:font-weight-complex="bold"/>
    </style:style>
    <style:style style:name="P35" style:family="paragraph" style:parent-style-name="Standard">
      <style:text-properties fo:font-weight="bold" officeooo:rsid="002186a2" officeooo:paragraph-rsid="00220bbf" style:font-weight-asian="bold" style:font-weight-complex="bold"/>
    </style:style>
    <style:style style:name="P36" style:family="paragraph" style:parent-style-name="Standard">
      <style:text-properties fo:font-weight="bold" officeooo:rsid="002186a2" officeooo:paragraph-rsid="0024c514" style:font-weight-asian="bold" style:font-weight-complex="bold"/>
    </style:style>
    <style:style style:name="P37" style:family="paragraph" style:parent-style-name="Standard">
      <style:text-properties fo:font-weight="bold" officeooo:rsid="002de442" officeooo:paragraph-rsid="002de442" style:font-weight-asian="bold" style:font-weight-complex="bold"/>
    </style:style>
    <style:style style:name="P38" style:family="paragraph" style:parent-style-name="Standard">
      <style:text-properties fo:font-weight="bold" officeooo:rsid="002de442" officeooo:paragraph-rsid="002fad95" style:font-weight-asian="bold" style:font-weight-complex="bold"/>
    </style:style>
    <style:style style:name="P39" style:family="paragraph" style:parent-style-name="Standard">
      <style:text-properties fo:font-weight="bold" officeooo:rsid="002de442" officeooo:paragraph-rsid="003bf4ce" style:font-weight-asian="bold" style:font-weight-complex="bold"/>
    </style:style>
    <style:style style:name="P40" style:family="paragraph" style:parent-style-name="Standard">
      <style:text-properties fo:font-weight="bold" officeooo:rsid="0024ff0f" officeooo:paragraph-rsid="002de442" style:font-weight-asian="bold" style:font-weight-complex="bold"/>
    </style:style>
    <style:style style:name="P41" style:family="paragraph" style:parent-style-name="Standard">
      <style:text-properties fo:font-weight="bold" officeooo:rsid="002fad95" officeooo:paragraph-rsid="002fad95" style:font-weight-asian="bold" style:font-weight-complex="bold"/>
    </style:style>
    <style:style style:name="P42" style:family="paragraph" style:parent-style-name="Standard">
      <style:text-properties fo:font-weight="bold" officeooo:rsid="00313ae6" officeooo:paragraph-rsid="00313ae6" style:font-weight-asian="bold" style:font-weight-complex="bold"/>
    </style:style>
    <style:style style:name="P43" style:family="paragraph" style:parent-style-name="Standard">
      <style:text-properties fo:font-weight="bold" officeooo:rsid="00322e5a" officeooo:paragraph-rsid="00322e5a" style:font-weight-asian="bold" style:font-weight-complex="bold"/>
    </style:style>
    <style:style style:name="P44" style:family="paragraph" style:parent-style-name="Standard">
      <style:text-properties fo:font-weight="bold" officeooo:rsid="00342217" officeooo:paragraph-rsid="00342217" style:font-weight-asian="bold" style:font-weight-complex="bold"/>
    </style:style>
    <style:style style:name="P45" style:family="paragraph" style:parent-style-name="Standard">
      <style:text-properties fo:font-weight="bold" officeooo:rsid="00357f3e" officeooo:paragraph-rsid="00357f3e" style:font-weight-asian="bold" style:font-weight-complex="bold"/>
    </style:style>
    <style:style style:name="P46" style:family="paragraph" style:parent-style-name="Standard">
      <style:text-properties fo:font-weight="bold" officeooo:rsid="00361fc7" officeooo:paragraph-rsid="00361fc7" style:font-weight-asian="bold" style:font-weight-complex="bold"/>
    </style:style>
    <style:style style:name="P47" style:family="paragraph" style:parent-style-name="Standard">
      <style:text-properties fo:font-weight="bold" officeooo:rsid="00382b21" officeooo:paragraph-rsid="00382b21" style:font-weight-asian="bold" style:font-weight-complex="bold"/>
    </style:style>
    <style:style style:name="P48" style:family="paragraph" style:parent-style-name="Standard">
      <style:text-properties fo:font-weight="bold" officeooo:rsid="003989ce" officeooo:paragraph-rsid="003989ce" style:font-weight-asian="bold" style:font-weight-complex="bold"/>
    </style:style>
    <style:style style:name="P49" style:family="paragraph" style:parent-style-name="Standard">
      <style:text-properties fo:font-weight="bold" officeooo:rsid="003a8c60" officeooo:paragraph-rsid="003a8c60" style:font-weight-asian="bold" style:font-weight-complex="bold"/>
    </style:style>
    <style:style style:name="P50" style:family="paragraph" style:parent-style-name="Standard">
      <style:text-properties fo:font-weight="bold" officeooo:rsid="003b81e1" officeooo:paragraph-rsid="003b81e1" style:font-weight-asian="bold" style:font-weight-complex="bold"/>
    </style:style>
    <style:style style:name="P51" style:family="paragraph" style:parent-style-name="Standard">
      <style:text-properties fo:font-weight="bold" officeooo:rsid="003c09de" officeooo:paragraph-rsid="003c09de" style:font-weight-asian="bold" style:font-weight-complex="bold"/>
    </style:style>
    <style:style style:name="P52" style:family="paragraph" style:parent-style-name="Standard">
      <style:text-properties fo:font-weight="bold" officeooo:rsid="003d5f56" officeooo:paragraph-rsid="003d5f56" style:font-weight-asian="bold" style:font-weight-complex="bold"/>
    </style:style>
    <style:style style:name="P53" style:family="paragraph" style:parent-style-name="Standard">
      <style:text-properties fo:font-weight="bold" officeooo:rsid="003fe372" officeooo:paragraph-rsid="003fe372" style:font-weight-asian="bold" style:font-weight-complex="bold"/>
    </style:style>
    <style:style style:name="P54" style:family="paragraph" style:parent-style-name="Standard">
      <style:text-properties fo:font-weight="bold" officeooo:rsid="003bf4ce" officeooo:paragraph-rsid="003bf4ce" fo:background-color="#ffff00" style:font-weight-asian="bold" style:font-weight-complex="bold"/>
    </style:style>
    <style:style style:name="P55" style:family="paragraph" style:parent-style-name="Standard">
      <style:text-properties fo:font-weight="normal" officeooo:rsid="0024c514" officeooo:paragraph-rsid="0024c514" style:font-weight-asian="normal" style:font-weight-complex="normal"/>
    </style:style>
    <style:style style:name="P56" style:family="paragraph" style:parent-style-name="Standard">
      <style:text-properties fo:font-weight="normal" officeooo:rsid="002a7017" officeooo:paragraph-rsid="002a7017" style:font-weight-asian="normal" style:font-weight-complex="normal"/>
    </style:style>
    <style:style style:name="P57" style:family="paragraph" style:parent-style-name="Standard">
      <style:text-properties fo:font-weight="normal" officeooo:rsid="0024ff0f" officeooo:paragraph-rsid="002de442" style:font-weight-asian="normal" style:font-weight-complex="normal"/>
    </style:style>
    <style:style style:name="P58" style:family="paragraph" style:parent-style-name="Standard">
      <style:text-properties fo:font-weight="normal" officeooo:rsid="002fad95" officeooo:paragraph-rsid="002fad95" style:font-weight-asian="normal" style:font-weight-complex="normal"/>
    </style:style>
    <style:style style:name="P59" style:family="paragraph" style:parent-style-name="Standard">
      <style:text-properties fo:font-weight="normal" officeooo:rsid="003670d3" officeooo:paragraph-rsid="0036a7b7" style:font-weight-asian="normal" style:font-weight-complex="normal"/>
    </style:style>
    <style:style style:name="P60" style:family="paragraph" style:parent-style-name="Standard">
      <style:text-properties fo:font-weight="normal" officeooo:rsid="002186a2" officeooo:paragraph-rsid="002c6fc0" style:font-weight-asian="normal" style:font-weight-complex="normal"/>
    </style:style>
    <style:style style:name="P61" style:family="paragraph" style:parent-style-name="Standard">
      <style:text-properties fo:font-size="10pt" fo:font-weight="bold" officeooo:rsid="003a8c60" officeooo:paragraph-rsid="003a8c60" style:font-size-asian="10pt" style:font-weight-asian="bold" style:font-size-complex="10pt" style:font-weight-complex="bold"/>
    </style:style>
    <style:style style:name="P62" style:family="paragraph" style:parent-style-name="Standard">
      <style:text-properties fo:font-size="10pt" fo:font-weight="bold" officeooo:rsid="002186a2" officeooo:paragraph-rsid="002c6fc0" style:font-size-asian="10pt" style:font-weight-asian="bold" style:font-size-complex="10pt" style:font-weight-complex="bold"/>
    </style:style>
    <style:style style:name="P63" style:family="paragraph" style:parent-style-name="Standard">
      <style:text-properties fo:font-size="10pt" fo:font-weight="normal" officeooo:rsid="002186a2" officeooo:paragraph-rsid="002c6fc0" style:font-size-asian="10pt" style:font-weight-asian="normal" style:font-size-complex="10pt" style:font-weight-complex="normal"/>
    </style:style>
    <style:style style:name="T1" style:family="text">
      <style:text-properties officeooo:rsid="0011fedb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8318c" style:font-weight-asian="normal" style:font-weight-complex="normal"/>
    </style:style>
    <style:style style:name="T4" style:family="text">
      <style:text-properties fo:font-weight="normal" officeooo:rsid="0024c514" style:font-weight-asian="normal" style:font-weight-complex="normal"/>
    </style:style>
    <style:style style:name="T5" style:family="text">
      <style:text-properties fo:font-weight="normal" officeooo:rsid="00268e0b" style:font-weight-asian="normal" style:font-weight-complex="normal"/>
    </style:style>
    <style:style style:name="T6" style:family="text">
      <style:text-properties fo:font-weight="normal" officeooo:rsid="00288628" style:font-weight-asian="normal" style:font-weight-complex="normal"/>
    </style:style>
    <style:style style:name="T7" style:family="text">
      <style:text-properties fo:font-weight="normal" officeooo:rsid="002a7017" style:font-weight-asian="normal" style:font-weight-complex="normal"/>
    </style:style>
    <style:style style:name="T8" style:family="text">
      <style:text-properties fo:font-weight="normal" officeooo:rsid="00361fc7" style:font-weight-asian="normal" style:font-weight-complex="normal"/>
    </style:style>
    <style:style style:name="T9" style:family="text">
      <style:text-properties fo:font-weight="normal" officeooo:rsid="003b81e1" style:font-weight-asian="normal" style:font-weight-complex="normal"/>
    </style:style>
    <style:style style:name="T10" style:family="text">
      <style:text-properties fo:font-weight="normal" officeooo:rsid="003b93d5" style:font-weight-asian="normal" style:font-weight-complex="normal"/>
    </style:style>
    <style:style style:name="T11" style:family="text">
      <style:text-properties fo:font-weight="normal" officeooo:rsid="003bf4ce" style:font-weight-asian="normal" style:font-weight-complex="normal"/>
    </style:style>
    <style:style style:name="T12" style:family="text">
      <style:text-properties officeooo:rsid="001bea1f"/>
    </style:style>
    <style:style style:name="T13" style:family="text">
      <style:text-properties officeooo:rsid="00220bbf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officeooo:rsid="00220bbf" style:font-weight-asian="bold" style:font-weight-complex="bold"/>
    </style:style>
    <style:style style:name="T1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7" style:family="text">
      <style:text-properties officeooo:rsid="0024c514"/>
    </style:style>
    <style:style style:name="T18" style:family="text">
      <style:text-properties fo:font-size="8pt" style:font-size-asian="8pt" style:font-size-complex="8pt"/>
    </style:style>
    <style:style style:name="T19" style:family="text">
      <style:text-properties fo:font-size="8pt" officeooo:rsid="0018e1de" style:font-size-asian="8pt" style:font-size-complex="8pt"/>
    </style:style>
    <style:style style:name="T20" style:family="text">
      <style:text-properties officeooo:rsid="0024ff0f"/>
    </style:style>
    <style:style style:name="T21" style:family="text">
      <style:text-properties officeooo:rsid="002a7017"/>
    </style:style>
    <style:style style:name="T22" style:family="text">
      <style:text-properties fo:color="#000000" loext:opacity="100%" style:font-name="Menlo-Regular" fo:font-size="13pt" style:font-size-asian="13pt"/>
    </style:style>
    <style:style style:name="T23" style:family="text">
      <style:text-properties officeooo:rsid="002ab902"/>
    </style:style>
    <style:style style:name="T24" style:family="text">
      <style:text-properties officeooo:rsid="00288628"/>
    </style:style>
    <style:style style:name="T25" style:family="text">
      <style:text-properties officeooo:rsid="003511f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Jenkins Master <text:span text:style-name="T1">Course:</text:span></text:p>
      <text:p text:style-name="P1"/>
      <text:p text:style-name="P2">new <text:span text:style-name="T1">pass</text:span>: <text:s/></text:p>
      <text:p text:style-name="P2">ODI3453dfgdmbr</text:p>
      <text:p text:style-name="P2"/>
      <text:p text:style-name="P3">To install:</text:p>
      <text:p text:style-name="P16">Centos 7</text:p>
      <text:p text:style-name="P16">Docker</text:p>
      <text:p text:style-name="P17">Docker compose. <text:a xlink:type="simple" xlink:href="https://www.digitalocean.com/community/tutorials/how-to-install-and-use-docker-compose-on-centos-7" text:style-name="Internet_20_link" text:visited-style-name="Visited_20_Internet_20_Link"><text:span text:style-name="T12">Use this manual</text:span></text:a></text:p>
      <text:p text:style-name="P17"/>
      <text:p text:style-name="P4">Docker commands:</text:p>
      <text:p text:style-name="P18">docker images</text:p>
      <text:p text:style-name="P18">docker info | grep -i root <text:s/>→ to know where docker is saving the files</text:p>
      <text:p text:style-name="P18"><text:tab/>Docker Root Dir: /var/lib/docker</text:p>
      <text:p text:style-name="P7"/>
      <text:p text:style-name="P9">Path<text:span text:style-name="T2">: For the exercise:</text:span><text:span text:style-name="T2"/></text:p>
      <text:p text:style-name="P9"><text:span text:style-name="T2">/home/jenkins/jenkins-data/jenkins_home</text:span><text:span text:style-name="T2"/></text:p>
      <text:p text:style-name="P9"/>
      <text:p text:style-name="P9">Create the docker-compose.yaml:<text:span text:style-name="T2"> And store it at: /home/jenkins/jenkins-data/</text:span><text:span text:style-name="T2"/></text:p>
      <text:p text:style-name="P9"/>
      <text:p text:style-name="P19">docker_compose.yml</text:p>
      <text:p text:style-name="P26">version: '3'</text:p>
      <text:p text:style-name="P26">services:</text:p>
      <text:p text:style-name="P26"><text:s text:c="2"/>jenkins</text:p>
      <text:p text:style-name="P26"><text:s text:c="4"/>container_name: jenkins</text:p>
      <text:p text:style-name="P26"><text:s text:c="4"/>image: jenkins/jenkins</text:p>
      <text:p text:style-name="P26"><text:s text:c="4"/>ports:</text:p>
      <text:p text:style-name="P26"><text:s text:c="6"/>- "<text:span text:style-name="T17">9</text:span>080:8080"</text:p>
      <text:p text:style-name="P26"><text:s text:c="4"/>volumes:</text:p>
      <text:p text:style-name="P26"><text:s text:c="6"/>- "$PWD/jenkins_home:/var/jenkins_home"</text:p>
      <text:p text:style-name="P26"><text:s text:c="4"/>networks: </text:p>
      <text:p text:style-name="P26"><text:s text:c="6"/>- net</text:p>
      <text:p text:style-name="P26">networks:</text:p>
      <text:p text:style-name="P26"><text:s text:c="2"/>net:</text:p>
      <text:p text:style-name="P7"/>
      <text:p text:style-name="P5">Volumes:<text:span text:style-name="T2"> <text:s/>Into docker_compose.yml </text:span><text:span text:style-name="T3">to indicate where to permanent store our data we do:</text:span></text:p>
      <text:p text:style-name="P20"><text:s text:c="4"/>volumes:</text:p>
      <text:p text:style-name="P20"><text:s text:c="6"/>- "$PWD/jenkins_home:/var/jenkins_home"</text:p>
      <text:p text:style-name="P21"><text:s text:c="90"/></text:p>
      <text:p text:style-name="P20">$PWD/jenkins_home → <text:s/>is the local directory in our computer.</text:p>
      <text:p text:style-name="P8"/>
      <text:p text:style-name="P20">/var/jenkins_home → <text:s/>is where the container stores it’s data, and we lose it when we restart it.</text:p>
      <text:p text:style-name="P8"/>
      <text:p text:style-name="P6">Networks:<text:span text:style-name="T2"> We create the network “net” at the bottom of the file and we apply it under services.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27"><text:soft-page-break/>SOLVED PROBLEMS:</text:p>
      <text:p text:style-name="P22"><text:span text:style-name="T15">Problem:</text:span><text:span text:style-name="T13"> </text:span>The user jenkins can not run docker commands, take a look into it. </text:p>
      <text:p text:style-name="P23"><text:span text:style-name="T14">Solution</text:span>: The user was not in the docker group.</text:p>
      <text:p text:style-name="P23">Check the groups: cat /etc/groups</text:p>
      <text:p text:style-name="P23">Go to the user and run: <text:s/>groups <text:s/>→ it will display the group in which the user is.</text:p>
      <text:p text:style-name="P23">Add the user into the group:</text:p>
      <text:p text:style-name="P23"><text:tab/>sudo usermod -a -G docker jenkins</text:p>
      <text:p text:style-name="P23">We add the user jenkins into the already created docker group.</text:p>
      <text:p text:style-name="P23">Now jenkins can run docker commands.</text:p>
      <text:p text:style-name="P37"/>
      <text:p text:style-name="P37">------------------------------------</text:p>
      <text:p text:style-name="P37"/>
      <text:p text:style-name="P11">Problem<text:span text:style-name="T2">: When ran </text:span><text:span text:style-name="T4">docker-compose up -d</text:span><text:span text:style-name="T2"> got this error: <text:s/></text:span><text:span text:style-name="T16">ERROR: yaml.scanner.ScannerError: mapping values are not allowed here</text:span></text:p>
      <text:p text:style-name="P10">Solution:<text:span text:style-name="T2"> <text:s/>Indentation problem in the yaml file, used chatgpt and solved.</text:span></text:p>
      <text:p text:style-name="P13"/>
      <text:p text:style-name="P37">------------------------------------</text:p>
      <text:p text:style-name="P13"/>
      <text:p text:style-name="P30">Problem: <text:span text:style-name="T7">Time</text:span><text:span text:style-name="T21"> </text:span><text:span text:style-name="T7">out when creating the container.</text:span><text:span text:style-name="T2"/></text:p>
      <text:p text:style-name="P30"><text:span text:style-name="T4"/></text:p>
      <text:p text:style-name="P30"><text:span text:style-name="T4">After running docker-compose up -d is creating the container but timing out the http.</text:span><text:span text:style-name="T2"/></text:p>
      <text:p text:style-name="P24"/>
      <text:p text:style-name="P24">I’ve changed the port 8080 to 9080, <text:span text:style-name="T19"><text:s/>"</text:span><text:span text:style-name="T18">9</text:span><text:span text:style-name="T19">080:8080" </text:span><text:span text:style-name="T20">but didn’t worked.</text:span></text:p>
      <text:p text:style-name="P25">This timeout problem is using a lot of cpu making the server to go really slow.</text:p>
      <text:p text:style-name="P12"/>
      <text:p text:style-name="P12">Solution <text:span text:style-name="T21">1</text:span>:<text:span text:style-name="T2"> </text:span><text:span text:style-name="T5">I’m connecting to the server from the library and is blocking all ports except 80 and 443.</text:span></text:p>
      <text:p text:style-name="P14"><text:span text:style-name="T2">Once I tried from home it worked like a charm.</text:span></text:p>
      <text:p text:style-name="P24"/>
      <text:p text:style-name="P56"><text:span text:style-name="T14">Solution 2:</text:span> For some reason sometimes is not creating the container even using a different network.</text:p>
      <text:p text:style-name="P56">Try: <text:s/>docker-compose down</text:p>
      <text:p text:style-name="P24"/>
      <text:p text:style-name="P56">This will remove the network: <text:s/>Removing network jenkins-data_net</text:p>
      <text:p text:style-name="P36"/>
      <text:p text:style-name="P37">------------------------------------</text:p>
      <text:p text:style-name="P33"/>
      <text:p text:style-name="P29">Problem:<text:span text:style-name="T2"> </text:span><text:span text:style-name="T6">Not connecting to the jenkins gui with server’s public IP and port 9080. Probably have to open port 9080 in fw.</text:span><text:span text:style-name="T2"/></text:p>
      <text:p text:style-name="P29"><text:span text:style-name="T6"/></text:p>
      <text:p text:style-name="P32"><text:span text:style-name="T24">S</text:span>olution:<text:span text:style-name="T2"> Changed to 8080:8080 in the docker compose yaml.</text:span><text:span text:style-name="T2"/></text:p>
      <text:p text:style-name="P32"><text:span text:style-name="T2"/></text:p>
      <text:p text:style-name="P37"><text:span text:style-name="T2">------------------------------------</text:span></text:p>
      <text:p text:style-name="P40">commands used:</text:p>
      <text:p text:style-name="P57">docker-compose up -d <text:s text:c="5"/>→ <text:s/>to spin up the jenkins container <text:span text:style-name="T23">in detached mode</text:span></text:p>
      <text:p text:style-name="P57">docker container ls -a <text:s/>→ to see all containers</text:p>
      <text:p text:style-name="P57"><text:span text:style-name="T2">docker-compose down <text:s/>→ Stop and remove containers, networks, images, </text:span><text:span text:style-name="T25">but will keep the volumes.</text:span></text:p>
      <text:p text:style-name="P43"><text:span text:style-name="T2">docker-compose stop <text:s/>→ will stop the container.</text:span><text:span text:style-name="T2"/></text:p>
      <text:p text:style-name="P44"><text:span text:style-name="T2">docker-compose start <text:s text:c="2"/>→ will start the container stopped previously.</text:span><text:span text:style-name="T2"/></text:p>
      <text:p text:style-name="P44"><text:span text:style-name="T2"/></text:p>
      <text:p text:style-name="P45"><text:span text:style-name="T2">Check the volume: As we stated in docker-compose.yml we will save the data into our local machine, this is the path: <text:s/>$PWD/jenkins_home</text:span><text:span text:style-name="T2"/></text:p>
      <text:p text:style-name="P45"><text:soft-page-break/><text:span text:style-name="T2"/></text:p>
      <text:p text:style-name="P45"><text:span text:style-name="T2">So if you go there you will see a bunch of data from the jenkins container. </text:span><text:span text:style-name="T8">You can remove the container itself that the data won’t be lost.</text:span><text:span text:style-name="T2"/></text:p>
      <text:p text:style-name="P45"><text:span text:style-name="T8"/></text:p>
      <text:p text:style-name="P46"><text:span text:style-name="T2">If you spin up another container by using docker-compose.yaml up -d you will find that the configuration done before is already there, the user and password, the plugins installed, etc.</text:span><text:span text:style-name="T2"/></text:p>
      <text:p text:style-name="P46"><text:span text:style-name="T2"/></text:p>
      <text:p text:style-name="P59">docker exec -ti jenkins bash <text:s/>→ <text:s/>Get inside the container</text:p>
      <text:p text:style-name="P38"><text:span text:style-name="T2">------------------------------------</text:span></text:p>
      <text:p text:style-name="P34"/>
      <text:p text:style-name="P58">Once you have the jenkins container running you can access to the gui by using the public IP and the port 8080.</text:p>
      <text:p text:style-name="P58"/>
      <text:p text:style-name="P58">If all is fine you will see the Jenkins website. You can find the password getting into the cli and running: <text:s text:c="3"/>docker logs jenkins </text:p>
      <text:p text:style-name="P58"/>
      <text:p text:style-name="P41"><text:span text:style-name="T2">There you will see password, which is a long line of letters and numbers.</text:span></text:p>
      <text:p text:style-name="P41"><text:span text:style-name="T2"/></text:p>
      <text:p text:style-name="P42"><text:span text:style-name="T2">In the GUI, click on Install suggested plugins, wait till ends the installation.</text:span></text:p>
      <text:p text:style-name="P42"><text:span text:style-name="T2">Then create the user, and pass,I used:</text:span></text:p>
      <text:p text:style-name="P42"><text:span text:style-name="T2">username: admin</text:span></text:p>
      <text:p text:style-name="P42"><text:span text:style-name="T2">pass: 1234</text:span></text:p>
      <text:p text:style-name="P42"><text:span text:style-name="T2">pass: 1234</text:span></text:p>
      <text:p text:style-name="P42"><text:span text:style-name="T2">Full name: Jenkins Admin</text:span></text:p>
      <text:p text:style-name="P42"><text:span text:style-name="T2">email: </text:span><text:a xlink:type="simple" xlink:href="mailto:jenkins@gmail.com" text:style-name="Internet_20_link" text:visited-style-name="Visited_20_Internet_20_Link"><text:span text:style-name="T2">jenkins@gmail.com</text:span></text:a></text:p>
      <text:p text:style-name="P42"><text:span text:style-name="T2"/></text:p>
      <text:p text:style-name="P47">Execute code:</text:p>
      <text:p text:style-name="P47"><text:span text:style-name="T2">When you create a jenkins job and you want to run some code go to: </text:span></text:p>
      <text:p text:style-name="P47"><text:span text:style-name="T2">Build environment – Build Steps – Add build step – Execute shell – and you paste there your code.</text:span></text:p>
      <text:p text:style-name="P47"><text:span text:style-name="T2"/></text:p>
      <text:p text:style-name="P47"><text:span text:style-name="T2">Have in mind that this code will be ran inside the container (jenkins in this example), not in the local server where docker is installed.</text:span></text:p>
      <text:p text:style-name="P47"><text:span text:style-name="T2"/></text:p>
      <text:p text:style-name="P39"><text:span text:style-name="T2">------------------------------------------------------------------------</text:span></text:p>
      <text:p text:style-name="P54">My First Project.</text:p>
      <text:p text:style-name="P48"><text:span text:style-name="T11"/></text:p>
      <text:p text:style-name="P48">Build the project:<text:span text:style-name="T2"> Create the project, and execute the following code:</text:span></text:p>
      <text:p text:style-name="P48"><text:span text:style-name="T2"><text:tab/>echo Hello world</text:span></text:p>
      <text:p text:style-name="P49"><text:span text:style-name="T2">Save and Build Now, </text:span><text:span text:style-name="T9">check this output:</text:span></text:p>
      <text:p text:style-name="P49"><text:span text:style-name="T9"/></text:p>
      <text:p text:style-name="P61"><text:span text:style-name="T9">Started by user Jenkins Admin</text:span></text:p>
      <text:p text:style-name="P61"><text:span text:style-name="T9">Running as SYSTEM</text:span></text:p>
      <text:p text:style-name="P61"><text:span text:style-name="T9">Building in workspace /var/jenkins_home/workspace/my-first-job</text:span></text:p>
      <text:p text:style-name="P61"><text:span text:style-name="T9">[my-first-job] $ /bin/sh -xe /tmp/jenkins12107664152407185954.sh</text:span></text:p>
      <text:p text:style-name="P61"><text:span text:style-name="T9">+ echo Hello world</text:span></text:p>
      <text:p text:style-name="P61"><text:span text:style-name="T9">Hello world</text:span></text:p>
      <text:p text:style-name="P61"><text:span text:style-name="T9">Finished: SUCCESS</text:span></text:p>
      <text:p text:style-name="P49"><text:span text:style-name="T9"/></text:p>
      <text:p text:style-name="P49"><text:span text:style-name="T9"/></text:p>
      <text:p text:style-name="P49"><text:span text:style-name="T9"/></text:p>
      <text:p text:style-name="P50">Add more code:<text:span text:style-name="T2"> Add this </text:span><text:span text:style-name="T10">and build it</text:span><text:span text:style-name="T2">:</text:span></text:p>
      <text:p text:style-name="P34"><text:span text:style-name="T2">echo "Hello World";</text:span></text:p>
      <text:p text:style-name="P34"><text:span text:style-name="T2">echo "Current date is $(date)";</text:span></text:p>
      <text:p text:style-name="P62"><text:span text:style-name="T2"/></text:p>
      <text:p text:style-name="P62"><text:soft-page-break/><text:span text:style-name="T2">Started by user Jenkins Admin</text:span></text:p>
      <text:p text:style-name="P62"><text:span text:style-name="T2">Running as SYSTEM</text:span></text:p>
      <text:p text:style-name="P62"><text:span text:style-name="T2">Building in workspace /var/jenkins_home/workspace/my-first-job</text:span></text:p>
      <text:p text:style-name="P62"><text:span text:style-name="T2">[my-first-job] $ /bin/sh -xe /tmp/jenkins1411235568664716748.sh</text:span></text:p>
      <text:p text:style-name="P62"><text:span text:style-name="T2">+ echo Hello World</text:span></text:p>
      <text:p text:style-name="P62"><text:span text:style-name="T2">Hello World</text:span></text:p>
      <text:p text:style-name="P62"><text:span text:style-name="T2">+ date</text:span></text:p>
      <text:p text:style-name="P62"><text:span text:style-name="T2">+ echo Current date is Mon Mar 27 14:25:34 UTC 2023</text:span></text:p>
      <text:p text:style-name="P62"><text:span text:style-name="T2">Current date is Mon Mar 27 14:25:34 UTC 2023</text:span></text:p>
      <text:p text:style-name="P62"><text:span text:style-name="T2">Finished: SUCCESS</text:span></text:p>
      <text:p text:style-name="P34"><text:span text:style-name="T2"/></text:p>
      <text:p text:style-name="P51">Create variables:</text:p>
      <text:p text:style-name="P34"><text:span text:style-name="T2">NAME=Joaquim</text:span></text:p>
      <text:p text:style-name="P34"><text:span text:style-name="T2">echo "Hello $NAME. Current date and time is $(date)"</text:span></text:p>
      <text:p text:style-name="P34"><text:span text:style-name="T2"/></text:p>
      <text:p text:style-name="P62"><text:span text:style-name="T2">Started by user Jenkins Admin</text:span></text:p>
      <text:p text:style-name="P62"><text:span text:style-name="T2">Running as SYSTEM</text:span></text:p>
      <text:p text:style-name="P62"><text:span text:style-name="T2">Building in workspace /var/jenkins_home/workspace/my-first-job</text:span></text:p>
      <text:p text:style-name="P62"><text:span text:style-name="T2">[my-first-job] $ /bin/sh -xe /tmp/jenkins3000683291216543845.sh</text:span></text:p>
      <text:p text:style-name="P62"><text:span text:style-name="T2">+ NAME=Joaquim</text:span></text:p>
      <text:p text:style-name="P62"><text:span text:style-name="T2">+ date</text:span></text:p>
      <text:p text:style-name="P62"><text:span text:style-name="T2">+ echo Hello Joaquim. Current date and time is Mon Mar 27 14:55:51 UTC 2023</text:span></text:p>
      <text:p text:style-name="P62"><text:span text:style-name="T2">Hello Joaquim. Current date and time is Mon Mar 27 14:55:51 UTC 2023</text:span></text:p>
      <text:p text:style-name="P62"><text:span text:style-name="T2">Finished: SUCCESS</text:span></text:p>
      <text:p text:style-name="P34"><text:span text:style-name="T2"/></text:p>
      <text:p text:style-name="P52">Redirect the output:</text:p>
      <text:p text:style-name="P60">NAME=Joaquim</text:p>
      <text:p text:style-name="P60">echo "Hello $NAME. Current date and time is $(date)" &gt; /tmp/info</text:p>
      <text:p text:style-name="P60"/>
      <text:p text:style-name="P63">jenkins@13f5c48dcb6a:/$ cat /tmp/info </text:p>
      <text:p text:style-name="P63">Hello Joaquim. Current date and time is Mon Mar 27 15:00:14 UTC 2023</text:p>
      <text:p text:style-name="P53"/>
      <text:p text:style-name="P53"><text:span text:style-name="T2">Remember that this /tmp/info file is created within the container, not in the host machine.</text:span></text:p>
      <text:p text:style-name="P53"><text:span text:style-name="T2"/></text:p>
      <text:p text:style-name="P53"><text:span text:style-name="T2"/></text:p>
      <text:p text:style-name="P34"><text:span text:style-name="T2"/></text:p>
      <text:p text:style-name="P34"><text:span text:style-name="T2"/></text:p>
      <text:p text:style-name="P34"><text:span text:style-name="T2"/></text:p>
      <text:p text:style-name="P34"><text:span text:style-name="T2"/></text:p>
      <text:p text:style-name="P34"><text:span text:style-name="T2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nlo-Regular" svg:font-family="Menlo-Regular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GB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dfgsdfg sdfgsdfgsd</meta:initial-creator>
    <meta:creation-date>2023-03-20T14:23:38.665363790</meta:creation-date>
    <dc:date>2023-03-27T16:03:37.749473870</dc:date>
    <dc:creator>sdfgsdfg sdfgsdfgsd</dc:creator>
    <meta:editing-duration>PT8H47M24S</meta:editing-duration>
    <meta:editing-cycles>55</meta:editing-cycles>
    <meta:generator>LibreOffice/7.5.1.2$MacOSX_X86_64 LibreOffice_project/fcbaee479e84c6cd81291587d2ee68cba099e129</meta:generator>
    <meta:document-statistic meta:table-count="0" meta:image-count="0" meta:object-count="0" meta:page-count="4" meta:paragraph-count="129" meta:word-count="892" meta:character-count="5928" meta:non-whitespace-character-count="4980"/>
  </office:meta>
</office:document-meta>
</file>